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" fo:font-size="14pt" fo:font-weight="bold" officeooo:rsid="001ee80e" officeooo:paragraph-rsid="001ee8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ee80e" officeooo:paragraph-rsid="001ee80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4cd42" officeooo:paragraph-rsid="0024cd42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4cd42" officeooo:paragraph-rsid="0026ad9f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6ad9f" officeooo:paragraph-rsid="0026ad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Roboto" fo:font-size="12pt" fo:font-weight="normal" officeooo:rsid="0024cd42" officeooo:paragraph-rsid="0024cd42" style:font-size-asian="10.5pt" style:font-weight-asian="normal" style:font-size-complex="12pt" style:font-weight-complex="normal"/>
    </style:style>
    <style:style style:name="T1" style:family="text">
      <style:text-properties officeooo:rsid="0020c37f"/>
    </style:style>
    <style:style style:name="T2" style:family="text">
      <style:text-properties officeooo:rsid="0026ad9f"/>
    </style:style>
    <style:style style:name="T3" style:family="text">
      <style:text-properties officeooo:rsid="0027e9bc"/>
    </style:style>
    <style:style style:name="T4" style:family="text">
      <style:text-properties officeooo:rsid="002847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de estudos</text:p>
      <text:p text:style-name="P2"/>
      <text:p text:style-name="P3">Google:</text:p>
      <text:p text:style-name="P4"/>
      <text:list xml:id="list2735120612" text:style-name="L1">
        <text:list-item>
          <text:p text:style-name="P5">Data Structures</text:p>
          <text:list>
            <text:list-item>
              <text:p text:style-name="P6"><text:span text:style-name="T1">S</text:span>ort</text:p>
              <text:list>
                <text:list-item>
                  <text:p text:style-name="P7">Insertion sort:</text:p>
                  <text:list>
                    <text:list-item>
                      <text:p text:style-name="P7"><text:span text:style-name="T2">5501 – Week 1 – Introduction: Insertion Sort (~1h)</text:span></text:p>
                    </text:list-item>
                  </text:list>
                </text:list-item>
                <text:list-item>
                  <text:p text:style-name="P6">Merge sort</text:p>
                  <text:list>
                    <text:list-item>
                      <text:p text:style-name="P7"><text:span text:style-name="T2">5501 – Week 1 – Mergesort: Correctness and Running Time (~40m)</text:span></text:p>
                    </text:list-item>
                  </text:list>
                </text:list-item>
                <text:list-item>
                  <text:p text:style-name="P8">Quick sort</text:p>
                  <text:list>
                    <text:list-item>
                      <text:p text:style-name="P7"><text:span text:style-name="T2">5501 – Week 3 – Partition and Quicksort (~30m)</text:span></text:p>
                    </text:list-item>
                    <text:list-item>
                      <text:p text:style-name="P7"><text:span text:style-name="T2">5501 – Week 3 – Designing Partition Scheme and Correctness (~40m)</text:span></text:p>
                    </text:list-item>
                    <text:list-item>
                      <text:p text:style-name="P7"><text:span text:style-name="T2">5501 – Week 3 – Analysis of Quicksort Algorithm (~50m)</text:span></text:p>
                    </text:list-item>
                  </text:list>
                </text:list-item>
                <text:list-item>
                  <text:p text:style-name="P7"><text:span text:style-name="T2">T</text:span>opological sort </text:p>
                  <text:list>
                    <text:list-item>
                      <text:p text:style-name="P6"><text:span text:style-name="T2">5502 – Week 2 – T</text:span>opological sort <text:span text:style-name="T2">(~30m)</text:span></text:p>
                    </text:list-item>
                  </text:list>
                </text:list-item>
              </text:list>
            </text:list-item>
            <text:list-item>
              <text:p text:style-name="P6">Binary search</text:p>
              <text:list>
                <text:list-item>
                  <text:list>
                    <text:list-item>
                      <text:p text:style-name="P7"><text:span text:style-name="T2">5501 – Week 1 – </text:span>Binary search<text:span text:style-name="T2"> (~1h)</text:span></text:p>
                    </text:list-item>
                  </text:list>
                </text:list-item>
              </text:list>
            </text:list-item>
            <text:list-item>
              <text:p text:style-name="P6">Divide-and-conquer</text:p>
              <text:list>
                <text:list-item>
                  <text:p text:style-name="P8">Mergesort</text:p>
                </text:list-item>
                <text:list-item>
                  <text:p text:style-name="P8">Maximum subarray <text:span text:style-name="T4">problem</text:span></text:p>
                </text:list-item>
              </text:list>
            </text:list-item>
            <text:list-item>
              <text:p text:style-name="P6">Dynamic programming – memoization</text:p>
              <text:list>
                <text:list-item>
                  <text:p text:style-name="P6">5503 – Week 2 – Introduction + Rod Cutting Problem (~50m)</text:p>
                </text:list-item>
                <text:list-item>
                  <text:p text:style-name="P6">5503 – Week 2 – Rod Cutting Problem: Memoization (~50m)</text:p>
                </text:list-item>
              </text:list>
            </text:list-item>
            <text:list-item>
              <text:p text:style-name="P6">Greedy algorithms</text:p>
              <text:list>
                <text:list-item>
                  <text:p text:style-name="P6">5503 – Week 3 – Introduction to Greedy Algorithms (~50m)</text:p>
                </text:list-item>
                <text:list-item>
                  <text:p text:style-name="P6">5503 – Week 3 – Greedy Interval Scheduling (~50m)</text:p>
                </text:list-item>
              </text:list>
            </text:list-item>
            <text:list-item>
              <text:p text:style-name="P6">Recursion</text:p>
              <text:list>
                <text:list-item>
                  <text:p text:style-name="P8">Part of many of the algorithms só<text:span text:style-name="T3"> far</text:span></text:p>
                </text:list-item>
              </text:list>
            </text:list-item>
            <text:list-item>
              <text:p text:style-name="P6">Graph traversal</text:p>
              <text:list>
                <text:list-item>
                  <text:p text:style-name="P6">5503 – Week 3 – Breadth First <text:span text:style-name="T2">Search</text:span> (~40m)</text:p>
                </text:list-item>
                <text:list-item>
                  <text:p text:style-name="P6">5503 – Week 3 – Depth First Search (~50m)</text:p>
                </text:list-item>
              </text:list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5:32:30.835114681</meta:creation-date>
    <dc:date>2022-03-16T18:45:35.470445055</dc:date>
    <meta:editing-duration>PT29M2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64" meta:character-count="983" meta:non-whitespace-character-count="849"/>
  </office:meta>
</office:document-meta>
</file>